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48pt" fo:font-weight="bold" style:font-size-asian="48pt" style:font-weight-asian="bold" style:font-size-complex="4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ition pour l'enquête</text:p>
      <text:p text:style-name="P2"/>
      <text:p text:style-name="P3">Qui est le responsable de la disparition de Franck Lockwell ?</text:p>
      <text:p text:style-name="P3"><text:s text:c="3"/>__________________________________</text:p>
      <text:p text:style-name="P3"/>
      <text:p text:style-name="P3">Où se trouve la clé du coffre 24 ?</text:p>
      <text:p text:style-name="P3"><text:s text:c="3"/>__________________________________</text:p>
      <text:p text:style-name="P3"/>
      <text:p text:style-name="P3">Vos nom, prénom et téléphone</text:p>
      <text:p text:style-name="P3"><text:s text:c="3"/>__________________________________</text:p>
      <text:p text:style-name="P1"><draw:line text:anchor-type="paragraph" draw:z-index="0" draw:style-name="gr1" draw:text-style-name="P4" svg:x1="-0.007cm" svg:y1="0.238cm" svg:x2="16.979cm" svg:y2="0.238cm"><text:p/></draw:line>Proposition pour l'enquête</text:p>
      <text:p text:style-name="P2"/>
      <text:p text:style-name="P3">Qui est le responsable de la disparition de Franck Lockwell ?</text:p>
      <text:p text:style-name="P3"><text:s text:c="3"/>__________________________________</text:p>
      <text:p text:style-name="P3"/>
      <text:p text:style-name="P3">Où se trouve la clé du coffre 24 ?</text:p>
      <text:p text:style-name="P3"><text:s text:c="3"/>__________________________________</text:p>
      <text:p text:style-name="P3"/>
      <text:p text:style-name="P3">Vos nom, prénom et téléphone</text:p>
      <text:p text:style-name="P3"><text:s text:c="3"/>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4T15:28:23.62</meta:creation-date>
    <meta:document-statistic meta:table-count="0" meta:image-count="0" meta:object-count="0" meta:page-count="1" meta:paragraph-count="14" meta:word-count="62" meta:character-count="520"/>
    <dc:date>2014-03-14T15:31:48.42</dc:date>
    <meta:editing-duration>PT3M25S</meta:editing-duration>
    <meta:editing-cycles>1</meta:editing-cycles>
    <meta:generator>OpenOffice.org/3.3$Win32 OpenOffice.org_project/330m20$Build-9567</meta:generator>
  </office:meta>
</office:document-meta>
</file>